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772" officeooo:paragraph-rsid="0014277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2772" officeooo:paragraph-rsid="0014277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42772"/>
    </style:style>
    <style:style style:name="P4" style:family="paragraph" style:parent-style-name="Standard">
      <style:text-properties officeooo:rsid="00162b62" officeooo:paragraph-rsid="00162b62"/>
    </style:style>
    <style:style style:name="P5" style:family="paragraph" style:parent-style-name="Standard">
      <style:text-properties officeooo:rsid="0017dbe0" officeooo:paragraph-rsid="00162b62"/>
    </style:style>
    <style:style style:name="P6" style:family="paragraph" style:parent-style-name="Standard">
      <style:text-properties officeooo:rsid="0014ae63" officeooo:paragraph-rsid="00142772"/>
    </style:style>
    <style:style style:name="P7" style:family="paragraph" style:parent-style-name="Standard">
      <style:text-properties officeooo:rsid="00142772" officeooo:paragraph-rsid="00142772"/>
    </style:style>
    <style:style style:name="P8" style:family="paragraph" style:parent-style-name="Standard">
      <style:text-properties officeooo:rsid="0003a5c8" officeooo:paragraph-rsid="00178355"/>
    </style:style>
    <style:style style:name="P9" style:family="paragraph" style:parent-style-name="Standard">
      <style:text-properties officeooo:rsid="00162b62" officeooo:paragraph-rsid="00178355"/>
    </style:style>
    <style:style style:name="T1" style:family="text">
      <style:text-properties officeooo:rsid="00142772"/>
    </style:style>
    <style:style style:name="T2" style:family="text">
      <style:text-properties officeooo:rsid="0014ae63"/>
    </style:style>
    <style:style style:name="T3" style:family="text">
      <style:text-properties officeooo:rsid="00188866"/>
    </style:style>
    <style:style style:name="T4" style:family="text">
      <style:text-properties officeooo:rsid="00178355"/>
    </style:style>
    <style:style style:name="T5" style:family="text">
      <style:text-properties officeooo:rsid="00180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exercice 3.1</text:p>
      <text:p text:style-name="P1"/>
      <text:p text:style-name="P1">1. How long did you work on the exercise (in minutes or hours) </text:p>
      <text:p text:style-name="P1">It <text:s/>took around <text:span text:style-name="T4">fours </text:span>hours <text:span text:style-name="T4">to get this exercise done</text:span>.</text:p>
      <text:p text:style-name="P1"/>
      <text:p text:style-name="P3"><text:span text:style-name="T1">2. </text:span>Describe the approach of your solution. Discuss aspects such as the network operations, error handling, overall design. Why did you choose this approach?</text:p>
      <text:p text:style-name="P1"/>
      <text:p text:style-name="P8">As all the previous I created t<text:span text:style-name="T5">hree</text:span> different functions where <text:span text:style-name="T5">first</text:span> connect to the course server , <text:span text:style-name="T5">second one to handle the thread process and </text:span>the other one <text:s/>handle the rest of the instruction.</text:p>
      <text:p text:style-name="P8"><text:span text:style-name="T1">Since the 2.4 was bit similar to 3.1 .Therefore I implemented 2.4 <text:s/>by changing just the part of the select to thread, <text:s/>It was easier and take me less time. I have created <text:s/>separate thread for each request. I have realised that there were many threads and all were running simutaneously and sharing resources . </text:span></text:p>
      <text:p text:style-name="P6">As in the instruction , the comparison between the 2.4 and 3.1 , I can say that the 2.4 was better than 3.1 in term of performance.</text:p>
      <text:p text:style-name="P1"/>
      <text:p text:style-name="P1">3. Did you have any failures or problems before successful solution? Discuss (your analysis) of the </text:p>
      <text:p text:style-name="P1">reasons of problems, and how you fixed them </text:p>
      <text:p text:style-name="P1"/>
      <text:p text:style-name="P9">I had some failures such as I was passing the wrong socket descriptor for a new request as parameter to the function handling the thread that was resulting to timeout .I <text:span text:style-name="T5">was </text:span>also mismanag<text:span text:style-name="T4">ing</text:span> the buffer since I forgot to convert the size <text:span text:style-name="T4">to “htonl” </text:span><text:s/>that I read then I was sending the wrong size.As soon as I read the requirement once again I found out about my error and It was fixed.</text:p>
      <text:p text:style-name="P1"/>
      <text:p text:style-name="P1"/>
      <text:p text:style-name="P1"/>
      <text:p text:style-name="P1">4. Did you learn anything? (or did you know it already? or did you not understand what were you </text:p>
      <text:p text:style-name="P1">supposed to learn?) </text:p>
      <text:p text:style-name="P1"/>
      <text:p text:style-name="P4">I have learned basics of multiple processes and threads.I also learned what I was supposed to learn to get this assignment done .</text:p>
      <text:p text:style-name="P1"/>
      <text:p text:style-name="P1">5. Give feedback about exercise and related material. Is there something that could be improved?</text:p>
      <text:p text:style-name="P5"/>
      <text:p text:style-name="P5">I am happy with the current content <text:s/>in the course materi<text:span text:style-name="T3">al and they help me to learn a lot through this assignment . They are very helpfu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35:57.135739704</meta:creation-date>
    <dc:date>2016-02-24T18:51:00.024151630</dc:date>
    <meta:editing-duration>PT6M2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351" meta:character-count="1943" meta:non-whitespace-character-count="1594"/>
  </office:meta>
</office:document-meta>
</file>